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4afe93"/>
    </style:style>
    <style:style style:name="P2" style:family="paragraph" style:parent-style-name="Heading_20_1">
      <style:paragraph-properties fo:break-before="page"/>
      <style:text-properties style:font-name="Liberation Sans"/>
    </style:style>
    <style:style style:name="P3" style:family="paragraph" style:parent-style-name="Heading_20_1">
      <style:paragraph-properties fo:line-height="100%" fo:break-before="page"/>
      <style:text-properties style:font-name="Liberation Sans" style:text-underline-style="none"/>
    </style:style>
    <style:style style:name="P4" style:family="paragraph" style:parent-style-name="Heading_20_2">
      <style:paragraph-properties fo:line-height="100%"/>
      <style:text-properties style:font-name="Liberation Sans" fo:font-size="16.1000003814697pt" fo:font-weight="bold" officeooo:rsid="0043ad6b" officeooo:paragraph-rsid="0043ad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Heading_20_2">
      <style:text-properties style:font-name="Liberation Sans" officeooo:paragraph-rsid="0046df18"/>
    </style:style>
    <style:style style:name="P6" style:family="paragraph" style:parent-style-name="Heading_20_2">
      <style:paragraph-properties fo:break-before="page"/>
      <style:text-properties style:font-name="Liberation Sans"/>
    </style:style>
    <style:style style:name="P7" style:family="paragraph" style:parent-style-name="Heading_20_3">
      <style:text-properties style:font-name="Liberation Sans"/>
    </style:style>
    <style:style style:name="P8" style:family="paragraph" style:parent-style-name="Heading_20_3">
      <style:paragraph-properties fo:line-height="100%"/>
      <style:text-properties style:font-name="Liberation Sans" officeooo:rsid="00441209" officeooo:paragraph-rsid="00441209"/>
    </style:style>
    <style:style style:name="P9" style:family="paragraph" style:parent-style-name="Heading_20_3">
      <style:paragraph-properties fo:line-height="100%"/>
      <style:text-properties style:font-name="Liberation Sans"/>
    </style:style>
    <style:style style:name="P10" style:family="paragraph" style:parent-style-name="Standard" style:list-style-name="L1">
      <style:paragraph-properties fo:line-height="100%"/>
      <style:text-properties fo:color="#3333ff" style:font-name="Liberation Sans" officeooo:rsid="001ea4ca" officeooo:paragraph-rsid="001ea4ca"/>
    </style:style>
    <style:style style:name="P11" style:family="paragraph" style:parent-style-name="Standard" style:list-style-name="L1">
      <style:paragraph-properties fo:line-height="100%"/>
      <style:text-properties fo:color="#3333ff" style:font-name="Liberation Sans" officeooo:rsid="001f0114" officeooo:paragraph-rsid="001f0114"/>
    </style:style>
    <style:style style:name="P12" style:family="paragraph" style:parent-style-name="Standard" style:list-style-name="L2">
      <style:paragraph-properties fo:line-height="100%"/>
      <style:text-properties officeooo:paragraph-rsid="001f06ca"/>
    </style:style>
    <style:style style:name="P13" style:family="paragraph" style:parent-style-name="Standard" style:list-style-name="L2">
      <style:paragraph-properties fo:line-height="100%"/>
      <style:text-properties officeooo:paragraph-rsid="002d8ed0"/>
    </style:style>
    <style:style style:name="P14" style:family="paragraph" style:parent-style-name="Standard" style:list-style-name="L2">
      <style:paragraph-properties fo:line-height="100%"/>
      <style:text-properties officeooo:paragraph-rsid="004a195d"/>
    </style:style>
    <style:style style:name="P15" style:family="paragraph" style:parent-style-name="Standard" style:list-style-name="L2">
      <style:paragraph-properties fo:line-height="100%"/>
      <style:text-properties officeooo:paragraph-rsid="002032b0"/>
    </style:style>
    <style:style style:name="P16" style:family="paragraph" style:parent-style-name="Standard">
      <style:text-properties style:font-name="Liberation Sans"/>
    </style:style>
    <style:style style:name="P17" style:family="paragraph" style:parent-style-name="Standard">
      <style:paragraph-properties fo:line-height="100%"/>
      <style:text-properties style:font-name="Liberation Sans" style:text-underline-style="solid" style:text-underline-width="auto" style:text-underline-color="font-color" officeooo:rsid="001ea4ca" officeooo:paragraph-rsid="001e2313"/>
    </style:style>
    <style:style style:name="P18" style:family="paragraph" style:parent-style-name="Standard" style:list-style-name="L1">
      <style:paragraph-properties fo:line-height="100%"/>
      <style:text-properties style:font-name="Liberation Sans" style:text-underline-style="solid" style:text-underline-width="auto" style:text-underline-color="font-color" officeooo:rsid="001ea4ca" officeooo:paragraph-rsid="001ea4ca"/>
    </style:style>
    <style:style style:name="P19" style:family="paragraph" style:parent-style-name="Standard" style:list-style-name="L7">
      <style:paragraph-properties fo:line-height="100%"/>
      <style:text-properties style:font-name="Liberation Sans" style:text-underline-style="solid" style:text-underline-width="auto" style:text-underline-color="font-color" officeooo:paragraph-rsid="00441209"/>
    </style:style>
    <style:style style:name="P20" style:family="paragraph" style:parent-style-name="Standard" style:list-style-name="L1">
      <style:paragraph-properties fo:line-height="100%"/>
      <style:text-properties style:font-name="Liberation Sans" style:text-underline-style="solid" style:text-underline-width="auto" style:text-underline-color="font-color" officeooo:rsid="00450933" officeooo:paragraph-rsid="00450933"/>
    </style:style>
    <style:style style:name="P21" style:family="paragraph" style:parent-style-name="Standard" style:list-style-name="L1">
      <style:paragraph-properties fo:line-height="100%"/>
      <style:text-properties style:font-name="Liberation Sans" style:text-underline-style="solid" style:text-underline-width="auto" style:text-underline-color="font-color" officeooo:rsid="0043ad6b" officeooo:paragraph-rsid="0043ad6b"/>
    </style:style>
    <style:style style:name="P22" style:family="paragraph" style:parent-style-name="Standard" style:list-style-name="L7">
      <style:paragraph-properties fo:line-height="100%"/>
      <style:text-properties style:font-name="Liberation Sans" officeooo:paragraph-rsid="00450933"/>
    </style:style>
    <style:style style:name="P23" style:family="paragraph" style:parent-style-name="Standard" style:list-style-name="L7">
      <style:paragraph-properties fo:line-height="100%"/>
      <style:text-properties style:font-name="Liberation Sans" officeooo:paragraph-rsid="00441209"/>
    </style:style>
    <style:style style:name="P24" style:family="paragraph" style:parent-style-name="Standard" style:list-style-name="L1">
      <style:paragraph-properties fo:line-height="100%"/>
      <style:text-properties style:font-name="Liberation Sans" officeooo:paragraph-rsid="001ea4ca"/>
    </style:style>
    <style:style style:name="P25" style:family="paragraph" style:parent-style-name="Standard" style:list-style-name="L1">
      <style:paragraph-properties fo:line-height="100%"/>
      <style:text-properties style:font-name="Liberation Sans" officeooo:paragraph-rsid="00441209"/>
    </style:style>
    <style:style style:name="P26" style:family="paragraph" style:parent-style-name="Standard" style:list-style-name="L1">
      <style:paragraph-properties fo:line-height="100%"/>
      <style:text-properties style:font-name="Liberation Sans" officeooo:paragraph-rsid="00450933"/>
    </style:style>
    <style:style style:name="P27" style:family="paragraph" style:parent-style-name="Standard" style:list-style-name="L1">
      <style:paragraph-properties fo:line-height="100%"/>
      <style:text-properties style:font-name="Liberation Sans" officeooo:paragraph-rsid="001e2313"/>
    </style:style>
    <style:style style:name="P28" style:family="paragraph" style:parent-style-name="Standard" style:list-style-name="L1">
      <style:paragraph-properties fo:line-height="100%"/>
      <style:text-properties style:font-name="Liberation Sans" officeooo:paragraph-rsid="00347be5"/>
    </style:style>
    <style:style style:name="P29" style:family="paragraph" style:parent-style-name="Standard" style:list-style-name="L1">
      <style:paragraph-properties fo:line-height="100%"/>
      <style:text-properties style:font-name="Liberation Sans" officeooo:paragraph-rsid="001f0114"/>
    </style:style>
    <style:style style:name="P30" style:family="paragraph" style:parent-style-name="Standard" style:list-style-name="L2">
      <style:paragraph-properties fo:line-height="100%"/>
      <style:text-properties style:font-name="Liberation Sans" officeooo:paragraph-rsid="004721c7"/>
    </style:style>
    <style:style style:name="P31" style:family="paragraph" style:parent-style-name="Standard" style:list-style-name="L2">
      <style:paragraph-properties fo:line-height="100%"/>
      <style:text-properties style:font-name="Liberation Sans" officeooo:paragraph-rsid="002cb652"/>
    </style:style>
    <style:style style:name="P32" style:family="paragraph" style:parent-style-name="Standard" style:list-style-name="L2">
      <style:paragraph-properties fo:line-height="100%"/>
      <style:text-properties style:font-name="Liberation Sans" officeooo:paragraph-rsid="0046df18"/>
    </style:style>
    <style:style style:name="P33" style:family="paragraph" style:parent-style-name="Standard" style:list-style-name="L2">
      <style:paragraph-properties fo:line-height="100%"/>
      <style:text-properties style:font-name="Liberation Sans" officeooo:paragraph-rsid="002d8ed0"/>
    </style:style>
    <style:style style:name="P34" style:family="paragraph" style:parent-style-name="Standard" style:list-style-name="L2">
      <style:paragraph-properties fo:line-height="100%"/>
      <style:text-properties style:font-name="Liberation Sans" officeooo:paragraph-rsid="002a067d"/>
    </style:style>
    <style:style style:name="P35" style:family="paragraph" style:parent-style-name="Standard" style:list-style-name="L7">
      <style:paragraph-properties fo:line-height="100%"/>
      <style:text-properties style:font-name="Liberation Sans" fo:font-style="normal" style:text-underline-style="solid" style:text-underline-width="auto" style:text-underline-color="font-color" officeooo:rsid="00441209" officeooo:paragraph-rsid="00441209" style:font-style-asian="normal" style:font-style-complex="normal"/>
    </style:style>
    <style:style style:name="P36" style:family="paragraph" style:parent-style-name="Standard" style:list-style-name="L1">
      <style:paragraph-properties fo:line-height="100%"/>
      <style:text-properties style:font-name="Liberation Sans" fo:font-style="normal" style:text-underline-style="solid" style:text-underline-width="auto" style:text-underline-color="font-color" officeooo:paragraph-rsid="0028d51e" style:font-style-asian="normal" style:font-style-complex="normal"/>
    </style:style>
    <style:style style:name="P37" style:family="paragraph" style:parent-style-name="Standard" style:list-style-name="L7">
      <style:paragraph-properties fo:line-height="100%"/>
      <style:text-properties style:font-name="Liberation Sans" fo:font-style="normal" officeooo:rsid="00441209" officeooo:paragraph-rsid="00441209" style:font-style-asian="normal" style:font-style-complex="normal"/>
    </style:style>
    <style:style style:name="P38" style:family="paragraph" style:parent-style-name="Standard" style:list-style-name="L7">
      <style:paragraph-properties fo:line-height="100%"/>
      <style:text-properties style:font-name="Liberation Sans" fo:font-style="normal" officeooo:rsid="00450933" officeooo:paragraph-rsid="00450933" style:font-style-asian="normal" style:font-style-complex="normal"/>
    </style:style>
    <style:style style:name="P39" style:family="paragraph" style:parent-style-name="Standard">
      <style:paragraph-properties fo:line-height="100%"/>
      <style:text-properties style:font-name="Liberation Sans" fo:font-style="normal" officeooo:rsid="0024ded5" officeooo:paragraph-rsid="002032b0" style:font-style-asian="normal" style:font-style-complex="normal"/>
    </style:style>
    <style:style style:name="P40" style:family="paragraph" style:parent-style-name="Standard" style:list-style-name="L1">
      <style:paragraph-properties fo:line-height="100%"/>
      <style:text-properties style:font-name="Liberation Sans" style:text-underline-style="none" officeooo:rsid="00450933" officeooo:paragraph-rsid="00450933"/>
    </style:style>
    <style:style style:name="P41" style:family="paragraph" style:parent-style-name="Standard" style:list-style-name="L1">
      <style:paragraph-properties fo:line-height="100%"/>
      <style:text-properties style:font-name="Liberation Sans" style:text-underline-style="none" officeooo:paragraph-rsid="001e2313"/>
    </style:style>
    <style:style style:name="P42" style:family="paragraph" style:parent-style-name="Standard" style:list-style-name="L1">
      <style:paragraph-properties fo:line-height="100%"/>
      <style:text-properties style:font-name="Liberation Sans" officeooo:rsid="0043ad6b" officeooo:paragraph-rsid="0043ad6b"/>
    </style:style>
    <style:style style:name="P43" style:family="paragraph" style:parent-style-name="Standard" style:list-style-name="L1">
      <style:paragraph-properties fo:line-height="100%"/>
      <style:text-properties style:font-name="Liberation Sans" officeooo:rsid="001e2313" officeooo:paragraph-rsid="001e2313"/>
    </style:style>
    <style:style style:name="P44" style:family="paragraph" style:parent-style-name="Standard" style:list-style-name="L1">
      <style:paragraph-properties fo:line-height="100%"/>
      <style:text-properties style:font-name="Liberation Sans" officeooo:rsid="001ea4ca" officeooo:paragraph-rsid="0043ad6b"/>
    </style:style>
    <style:style style:name="P45" style:family="paragraph" style:parent-style-name="Standard" style:list-style-name="L1">
      <style:paragraph-properties fo:line-height="100%"/>
      <style:text-properties style:font-name="Liberation Sans" officeooo:rsid="001ea4ca" officeooo:paragraph-rsid="00450933"/>
    </style:style>
    <style:style style:name="P46" style:family="paragraph" style:parent-style-name="Standard" style:list-style-name="L1">
      <style:paragraph-properties fo:line-height="100%"/>
      <style:text-properties style:font-name="Liberation Sans" officeooo:rsid="001ea4ca" officeooo:paragraph-rsid="001ea4ca"/>
    </style:style>
    <style:style style:name="P47" style:family="paragraph" style:parent-style-name="Standard" style:list-style-name="L1">
      <style:paragraph-properties fo:line-height="100%"/>
      <style:text-properties style:font-name="Liberation Sans" officeooo:rsid="00441209" officeooo:paragraph-rsid="00441209"/>
    </style:style>
    <style:style style:name="P48" style:family="paragraph" style:parent-style-name="Standard" style:list-style-name="L1">
      <style:paragraph-properties fo:line-height="100%"/>
      <style:text-properties style:font-name="Liberation Sans" officeooo:rsid="00450933" officeooo:paragraph-rsid="00450933"/>
    </style:style>
    <style:style style:name="P49" style:family="paragraph" style:parent-style-name="Standard" style:list-style-name="L2">
      <style:paragraph-properties fo:line-height="100%"/>
      <style:text-properties style:font-name="Liberation Sans" officeooo:rsid="001f06ca" officeooo:paragraph-rsid="0046df18"/>
    </style:style>
    <style:style style:name="P50" style:family="paragraph" style:parent-style-name="Standard">
      <style:paragraph-properties fo:line-height="100%"/>
      <style:text-properties style:font-name="Liberation Sans" officeooo:rsid="001f06ca" officeooo:paragraph-rsid="001f06ca"/>
    </style:style>
    <style:style style:name="P51" style:family="paragraph" style:parent-style-name="Standard">
      <style:paragraph-properties fo:line-height="100%"/>
      <style:text-properties style:font-name="Liberation Sans" officeooo:rsid="001f06ca" officeooo:paragraph-rsid="002cb652"/>
    </style:style>
    <style:style style:name="P52" style:family="paragraph" style:parent-style-name="Standard" style:list-style-name="L2">
      <style:paragraph-properties fo:line-height="100%"/>
      <style:text-properties style:font-name="Liberation Sans" officeooo:rsid="002cb652" officeooo:paragraph-rsid="0048e495"/>
    </style:style>
    <style:style style:name="P53" style:family="paragraph" style:parent-style-name="Standard" style:list-style-name="L2">
      <style:paragraph-properties fo:line-height="100%"/>
      <style:text-properties style:font-name="Liberation Sans" officeooo:rsid="002d8ed0" officeooo:paragraph-rsid="0048e495"/>
    </style:style>
    <style:style style:name="P54" style:family="paragraph" style:parent-style-name="Standard">
      <style:paragraph-properties fo:line-height="100%"/>
      <style:text-properties style:font-name="Liberation Sans" officeooo:rsid="002d8ed0" officeooo:paragraph-rsid="002d8ed0"/>
    </style:style>
    <style:style style:name="P55" style:family="paragraph" style:parent-style-name="Standard" style:list-style-name="L2">
      <style:paragraph-properties fo:line-height="100%"/>
      <style:text-properties style:font-name="Liberation Sans" officeooo:rsid="002032b0" officeooo:paragraph-rsid="004a195d"/>
    </style:style>
    <style:style style:name="P56" style:family="paragraph" style:parent-style-name="Standard">
      <style:paragraph-properties fo:line-height="100%"/>
      <style:text-properties style:font-name="Liberation Sans" officeooo:rsid="002032b0" officeooo:paragraph-rsid="002032b0"/>
    </style:style>
    <style:style style:name="P57" style:family="paragraph" style:parent-style-name="Standard" style:list-style-name="L2">
      <style:paragraph-properties fo:line-height="100%"/>
      <style:text-properties style:font-name="Liberation Sans" officeooo:rsid="004a195d" officeooo:paragraph-rsid="004a195d"/>
    </style:style>
    <style:style style:name="P58" style:family="paragraph" style:parent-style-name="Standard" style:list-style-name="L8">
      <style:text-properties style:font-name="Liberation Sans" officeooo:rsid="004bfbe7" officeooo:paragraph-rsid="004c6cf5"/>
    </style:style>
    <style:style style:name="P59" style:family="paragraph" style:parent-style-name="Standard" style:list-style-name="L8">
      <style:text-properties officeooo:paragraph-rsid="004bfbe7"/>
    </style:style>
    <style:style style:name="P60" style:family="paragraph" style:parent-style-name="Standard" style:list-style-name="L8">
      <style:text-properties officeooo:paragraph-rsid="004c6cf5"/>
    </style:style>
    <style:style style:name="P61" style:family="paragraph" style:parent-style-name="Title">
      <style:paragraph-properties fo:text-align="start" style:justify-single-word="false"/>
      <style:text-properties officeooo:rsid="004afe93" officeooo:paragraph-rsid="004afe93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2pt" fo:hyphenate="false"/>
    </style:style>
    <style:style style:name="P64" style:family="paragraph">
      <loext:graphic-properties draw:fill-color="#cfe7f5"/>
      <style:paragraph-properties fo:text-align="center"/>
      <style:text-properties style:font-name="Consolas" fo:font-size="10pt" style:font-size-asian="10pt" style:font-size-complex="10pt"/>
    </style:style>
    <style:style style:name="P65" style:family="paragraph">
      <style:paragraph-properties fo:text-align="center"/>
    </style:style>
    <style:style style:name="P6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2pt" fo:hyphenate="false"/>
    </style:style>
    <style:style style:name="P6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0pt" style:font-size-asian="10pt" style:font-size-complex="10pt" fo:hyphenate="false"/>
    </style:style>
    <style:style style:name="P6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0pt" style:font-size-asian="10pt" style:font-size-complex="10pt" fo:hyphenate="false"/>
    </style:style>
    <style:style style:name="P69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font-size="12pt" fo:hyphenate="false"/>
    </style:style>
    <style:style style:name="T1" style:family="text">
      <style:text-properties officeooo:rsid="001ea4ca"/>
    </style:style>
    <style:style style:name="T2" style:family="text">
      <style:text-properties fo:font-style="italic" officeooo:rsid="002a067d" style:font-style-asian="italic" style:font-style-complex="italic"/>
    </style:style>
    <style:style style:name="T3" style:family="text">
      <style:text-properties fo:font-style="italic" officeooo:rsid="002cb652" style:font-style-asian="italic" style:font-style-complex="italic"/>
    </style:style>
    <style:style style:name="T4" style:family="text">
      <style:text-properties fo:font-style="italic" officeooo:rsid="0046df18" style:font-style-asian="italic" style:font-style-complex="italic"/>
    </style:style>
    <style:style style:name="T5" style:family="text">
      <style:text-properties fo:font-style="italic" officeooo:rsid="001ea4ca" style:font-style-asian="italic" style:font-style-complex="italic"/>
    </style:style>
    <style:style style:name="T6" style:family="text">
      <style:text-properties fo:font-style="italic" officeooo:rsid="00441209" style:font-style-asian="italic" style:font-style-complex="italic"/>
    </style:style>
    <style:style style:name="T7" style:family="text">
      <style:text-properties fo:font-style="italic" officeooo:rsid="001f06ca" style:font-style-asian="italic" style:font-style-complex="italic"/>
    </style:style>
    <style:style style:name="T8" style:family="text">
      <style:text-properties fo:font-style="italic" officeooo:rsid="004721c7" style:font-style-asian="italic" style:font-style-complex="italic"/>
    </style:style>
    <style:style style:name="T9" style:family="text">
      <style:text-properties fo:font-style="normal" officeooo:rsid="002a067d" style:font-style-asian="normal" style:font-style-complex="normal"/>
    </style:style>
    <style:style style:name="T10" style:family="text">
      <style:text-properties fo:font-style="normal" officeooo:rsid="0046df18" style:font-style-asian="normal" style:font-style-complex="normal"/>
    </style:style>
    <style:style style:name="T11" style:family="text">
      <style:text-properties fo:font-style="normal" officeooo:rsid="001ea4ca" style:font-style-asian="normal" style:font-style-complex="normal"/>
    </style:style>
    <style:style style:name="T12" style:family="text">
      <style:text-properties fo:font-style="normal" officeooo:rsid="00441209" style:font-style-asian="normal" style:font-style-complex="normal"/>
    </style:style>
    <style:style style:name="T13" style:family="text">
      <style:text-properties fo:font-style="normal" officeooo:rsid="00450933" style:font-style-asian="normal" style:font-style-complex="normal"/>
    </style:style>
    <style:style style:name="T14" style:family="text">
      <style:text-properties fo:font-style="normal" officeooo:rsid="0048e495" style:font-style-asian="normal" style:font-style-complex="normal"/>
    </style:style>
    <style:style style:name="T15" style:family="text">
      <style:text-properties fo:font-style="normal" officeooo:rsid="002cb652" style:font-style-asian="normal" style:font-style-complex="normal"/>
    </style:style>
    <style:style style:name="T16" style:family="text">
      <style:text-properties officeooo:rsid="0028d51e"/>
    </style:style>
    <style:style style:name="T17" style:family="text">
      <style:text-properties officeooo:rsid="002a067d"/>
    </style:style>
    <style:style style:name="T18" style:family="text">
      <style:text-properties officeooo:rsid="002cb652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ff3333"/>
    </style:style>
    <style:style style:name="T21" style:family="text">
      <style:text-properties fo:color="#ff3333" officeooo:rsid="001f0114"/>
    </style:style>
    <style:style style:name="T22" style:family="text">
      <style:text-properties fo:color="#ff3333" officeooo:rsid="001ea4ca"/>
    </style:style>
    <style:style style:name="T23" style:family="text">
      <style:text-properties fo:color="#000000"/>
    </style:style>
    <style:style style:name="T24" style:family="text">
      <style:text-properties fo:color="#000000" officeooo:rsid="001f0114"/>
    </style:style>
    <style:style style:name="T25" style:family="text">
      <style:text-properties fo:color="#000000" officeooo:rsid="001ea4ca"/>
    </style:style>
    <style:style style:name="T26" style:family="text">
      <style:text-properties fo:color="#9900ff"/>
    </style:style>
    <style:style style:name="T27" style:family="text">
      <style:text-properties fo:color="#9900ff" officeooo:rsid="0035f676"/>
    </style:style>
    <style:style style:name="T28" style:family="text">
      <style:text-properties fo:color="#9900ff" officeooo:rsid="0043ad6b"/>
    </style:style>
    <style:style style:name="T29" style:family="text">
      <style:text-properties fo:color="#9900ff" officeooo:rsid="001f0114"/>
    </style:style>
    <style:style style:name="T30" style:family="text">
      <style:text-properties fo:color="#9900ff" officeooo:rsid="001ea4ca"/>
    </style:style>
    <style:style style:name="T31" style:family="text">
      <style:text-properties officeooo:rsid="0043ad6b"/>
    </style:style>
    <style:style style:name="T32" style:family="text">
      <style:text-properties style:font-name="Liberation Sans" fo:font-size="18.2000007629395pt" fo:font-weight="bold" officeooo:rsid="004afe93" style:font-name-asian="Microsoft YaHei" style:font-size-asian="18.2000007629395pt" style:font-weight-asian="bold" style:font-name-complex="Mangal" style:font-size-complex="18.2000007629395pt" style:font-weight-complex="bold"/>
    </style:style>
    <style:style style:name="T33" style:family="text">
      <style:text-properties fo:color="#3333ff" officeooo:rsid="001f0114"/>
    </style:style>
    <style:style style:name="T34" style:family="text">
      <style:text-properties fo:color="#3333ff" officeooo:rsid="001ea4ca"/>
    </style:style>
    <style:style style:name="T35" style:family="text">
      <style:text-properties officeooo:rsid="00441209"/>
    </style:style>
    <style:style style:name="T36" style:family="text">
      <style:text-properties officeooo:rsid="00450933"/>
    </style:style>
    <style:style style:name="T37" style:family="text">
      <style:text-properties officeooo:rsid="0046df18"/>
    </style:style>
    <style:style style:name="T38" style:family="text">
      <style:text-properties officeooo:rsid="001f06ca"/>
    </style:style>
    <style:style style:name="T39" style:family="text">
      <style:text-properties officeooo:rsid="004721c7"/>
    </style:style>
    <style:style style:name="T40" style:family="text">
      <style:text-properties officeooo:rsid="0048e495"/>
    </style:style>
    <style:style style:name="T41" style:family="text">
      <style:text-properties fo:font-size="16.1000003814697pt" fo:font-weight="bold" officeooo:rsid="0046df18" style:font-name-asian="Microsoft YaHei" style:font-size-asian="16.1000003814697pt" style:font-weight-asian="bold" style:font-name-complex="Mangal" style:font-size-complex="16.1000003814697pt" style:font-weight-complex="bold"/>
    </style:style>
    <style:style style:name="T42" style:family="text">
      <style:text-properties officeooo:rsid="004a195d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officeooo:rsid="004a195d"/>
    </style:style>
    <style:style style:name="T45" style:family="text">
      <style:text-properties style:font-name="Liberation Sans" officeooo:rsid="002032b0"/>
    </style:style>
    <style:style style:name="T46" style:family="text">
      <style:text-properties style:font-name="Liberation Sans" officeooo:rsid="004afe93"/>
    </style:style>
    <style:style style:name="T47" style:family="text">
      <style:text-properties style:font-name="Liberation Sans" officeooo:rsid="004bfbe7"/>
    </style:style>
    <style:style style:name="T48" style:family="text">
      <style:text-properties style:font-name="Liberation Sans" officeooo:rsid="004c6cf5"/>
    </style:style>
    <style:style style:name="T49" style:family="text">
      <style:text-properties style:font-name="Liberation Sans" officeooo:rsid="002cb652"/>
    </style:style>
    <style:style style:name="T50" style:family="text">
      <style:text-properties style:font-name="Liberation Sans" fo:font-style="normal" officeooo:rsid="0046df18" style:font-style-asian="normal" style:font-style-complex="normal"/>
    </style:style>
    <style:style style:name="T51" style:family="text">
      <style:text-properties style:font-name="Liberation Sans" fo:font-style="normal" officeooo:rsid="0048e495" style:font-style-asian="normal" style:font-style-complex="normal"/>
    </style:style>
    <style:style style:name="T52" style:family="text">
      <style:text-properties style:font-name="Liberation Sans" fo:font-style="normal" officeooo:rsid="002cb652" style:font-style-asian="normal" style:font-style-complex="normal"/>
    </style:style>
    <style:style style:name="T53" style:family="text">
      <style:text-properties style:font-name="Liberation Sans" fo:font-style="normal" officeooo:rsid="004721c7" style:font-style-asian="normal" style:font-style-complex="normal"/>
    </style:style>
    <style:style style:name="T54" style:family="text">
      <style:text-properties style:font-name="Liberation Sans" officeooo:rsid="004eb39d"/>
    </style:style>
    <style:style style:name="T55" style:family="text">
      <style:text-properties officeooo:rsid="004afe93"/>
    </style:style>
    <style:style style:name="T56" style:family="text">
      <style:text-properties fo:font-weight="bold" officeooo:rsid="001e2313" style:font-weight-asian="bold" style:font-weight-complex="bold"/>
    </style:style>
    <style:style style:name="T57" style:family="text">
      <style:text-properties fo:font-weight="bold" officeooo:rsid="0043ad6b" style:font-weight-asian="bold" style:font-weight-complex="bold"/>
    </style:style>
    <style:style style:name="T58" style:family="text">
      <style:text-properties officeooo:rsid="004c6cf5"/>
    </style:style>
    <style:style style:name="T59" style:family="text">
      <style:text-properties style:font-name="Consolas" fo:font-size="12pt"/>
    </style:style>
    <style:style style:name="T60" style:family="text">
      <style:text-properties style:font-name="Consolas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cccccc" draw:textarea-horizontal-align="justify" draw:textarea-vertical-align="top" draw:auto-grow-height="false" fo:min-height="7.186cm" fo:min-width="14.997cm" style:run-through="foreground"/>
      <style:paragraph-properties style:writing-mode="lr-tb"/>
    </style:style>
    <style:style style:name="gr3" style:family="graphic">
      <style:graphic-properties svg:stroke-color="#000000" draw:fill-color="#cccccc" draw:textarea-horizontal-align="justify" draw:textarea-vertical-align="top" draw:auto-grow-height="false" fo:min-height="1.408cm" fo:min-width="14.923cm" style:run-through="foreground"/>
      <style:paragraph-properties style:writing-mode="lr-tb"/>
    </style:style>
    <style:style style:name="gr4" style:family="graphic">
      <style:graphic-properties draw:fill-color="#cfe7f5" draw:textarea-horizontal-align="justify" draw:textarea-vertical-align="middle" draw:auto-grow-height="false" fo:min-height="0.672cm" fo:min-width="2.713cm" style:run-through="foreground"/>
    </style:style>
    <style:style style:name="gr5" style:family="graphic">
      <style:graphic-properties draw:fill-color="#cfe7f5" draw:textarea-horizontal-align="justify" draw:textarea-vertical-align="middle" draw:auto-grow-height="false" fo:min-height="0.721cm" fo:min-width="2.96cm" style:run-through="foreground"/>
      <style:paragraph-properties style:writing-mode="lr-tb"/>
    </style:style>
    <style:style style:name="gr6" style:family="graphic">
      <style:graphic-properties draw:fill-color="#cfe7f5" draw:textarea-horizontal-align="justify" draw:textarea-vertical-align="middle" draw:auto-grow-height="false" fo:min-height="0.684cm" fo:min-width="2.958cm" style:run-through="foreground"/>
      <style:paragraph-properties style:writing-mode="lr-tb"/>
    </style:style>
    <style:style style:name="gr7" style:family="graphic">
      <style:graphic-properties draw:fill-color="#cfe7f5" draw:textarea-horizontal-align="justify" draw:textarea-vertical-align="middle" draw:auto-grow-height="false" fo:min-height="0.769cm" fo:min-width="2.743cm" style:run-through="foreground"/>
    </style:style>
    <style:style style:name="gr8" style:family="graphic">
      <style:graphic-properties svg:stroke-color="#000000" draw:fill-color="#eeeeee" draw:textarea-horizontal-align="justify" draw:textarea-vertical-align="middle" draw:auto-grow-height="false" fo:min-height="1.039cm" fo:min-width="3.794cm" style:run-through="foreground"/>
      <style:paragraph-properties style:writing-mode="lr-tb"/>
    </style:style>
    <style:style style:name="gr9" style:family="graphic">
      <style:graphic-properties svg:stroke-color="#000000" draw:fill-color="#eeeeee" draw:textarea-horizontal-align="justify" draw:textarea-vertical-align="top" draw:auto-grow-height="false" fo:min-height="4.471cm" fo:min-width="5.44cm" style:run-through="foreground"/>
      <style:paragraph-properties style:writing-mode="lr-tb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4.471cm" fo:min-width="3.514cm" style:run-through="foreground"/>
      <style:paragraph-properties style:writing-mode="lr-tb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616cm" fo:min-width="4.281cm" style:run-through="foreground"/>
      <style:paragraph-properties style:writing-mode="lr-tb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617cm" fo:min-width="4.281cm" style:run-through="foreground"/>
      <style:paragraph-properties style:writing-mode="lr-tb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616cm" fo:min-width="4.292cm" style:run-through="foreground"/>
      <style:paragraph-properties style:writing-mode="lr-tb"/>
    </style:style>
    <style:style style:name="gr14" style:family="graphic">
      <style:graphic-properties svg:stroke-color="#000000" draw:fill-color="#cccccc" draw:textarea-horizontal-align="justify" draw:textarea-vertical-align="top" draw:auto-grow-height="false" fo:min-height="6.719cm" fo:min-width="14.993cm" style:run-through="foreground"/>
      <style:paragraph-properties style:writing-mode="lr-tb"/>
    </style:style>
    <style:style style:name="gr15" style:family="graphic">
      <style:graphic-properties svg:stroke-color="#000000" draw:fill-color="#dddddd" draw:textarea-horizontal-align="justify" draw:textarea-vertical-align="top" draw:auto-grow-height="false" fo:min-height="4.911cm" fo:min-width="10.906cm" style:run-through="foreground"/>
      <style:paragraph-properties style:writing-mode="lr-tb"/>
    </style:style>
    <style:style style:name="gr16" style:family="graphic">
      <style:graphic-properties svg:stroke-color="#000000" draw:fill-color="#cccccc" draw:textarea-horizontal-align="justify" draw:textarea-vertical-align="top" draw:auto-grow-height="false" fo:min-height="6.505cm" fo:min-width="14.993cm" style:run-through="foreground"/>
      <style:paragraph-properties style:writing-mode="lr-tb"/>
    </style:style>
    <style:style style:name="gr17" style:family="graphic">
      <style:graphic-properties draw:fill-color="#cfe7f5" draw:textarea-horizontal-align="justify" draw:textarea-vertical-align="middle" draw:auto-grow-height="false" fo:min-height="0.639cm" fo:min-width="1.808cm" style:run-through="foreground"/>
    </style:style>
    <style:style style:name="gr18" style:family="graphic">
      <style:graphic-properties draw:fill-color="#cfe7f5" draw:textarea-horizontal-align="justify" draw:textarea-vertical-align="middle" draw:auto-grow-height="false" fo:min-height="0.72cm" fo:min-width="2.955cm" style:run-through="foreground"/>
      <style:paragraph-properties style:writing-mode="lr-tb"/>
    </style:style>
    <style:style style:name="gr19" style:family="graphic">
      <style:graphic-properties draw:fill-color="#cfe7f5" draw:textarea-horizontal-align="justify" draw:textarea-vertical-align="middle" draw:auto-grow-height="false" fo:min-height="0.683cm" fo:min-width="2.953cm" style:run-through="foreground"/>
      <style:paragraph-properties style:writing-mode="lr-tb"/>
    </style:style>
    <style:style style:name="gr20" style:family="graphic">
      <style:graphic-properties draw:fill-color="#cfe7f5" draw:textarea-horizontal-align="justify" draw:textarea-vertical-align="middle" draw:auto-grow-height="false" fo:min-height="0.744cm" fo:min-width="1.815cm" style:run-through="foreground"/>
    </style:style>
    <style:style style:name="gr21" style:family="graphic">
      <style:graphic-properties svg:stroke-color="#000000" draw:fill-color="#eeeeee" draw:textarea-horizontal-align="justify" draw:textarea-vertical-align="middle" draw:auto-grow-height="false" fo:min-height="3.175cm" fo:min-width="3.771cm" style:run-through="foreground"/>
      <style:paragraph-properties style:writing-mode="lr-tb"/>
    </style:style>
    <style:style style:name="gr22" style:family="graphic">
      <style:graphic-properties svg:stroke-color="#000000" draw:fill-color="#eeeeee" draw:textarea-horizontal-align="justify" draw:textarea-vertical-align="middle" draw:auto-grow-height="false" fo:min-height="3.175cm" fo:min-width="3.12cm" style:run-through="foreground"/>
      <style:paragraph-properties style:writing-mode="lr-tb"/>
    </style:style>
    <style:style style:name="gr23" style:family="graphic">
      <style:graphic-properties svg:stroke-color="#000000" draw:fill-color="#eeeeee" draw:textarea-horizontal-align="justify" draw:textarea-vertical-align="top" draw:auto-grow-height="false" fo:min-height="4.47cm" fo:min-width="4.902cm" style:run-through="foreground"/>
      <style:paragraph-properties style:writing-mode="lr-tb"/>
    </style:style>
    <style:style style:name="gr24" style:family="graphic">
      <style:graphic-properties svg:stroke-color="#000000" draw:fill-color="#eeeeee" draw:textarea-horizontal-align="justify" draw:textarea-vertical-align="middle" draw:auto-grow-height="false" fo:min-height="1.864cm" fo:min-width="3.879cm" style:run-through="foreground"/>
      <style:paragraph-properties style:writing-mode="lr-tb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0.616cm" fo:min-width="3.852cm" style:run-through="foreground"/>
      <style:paragraph-properties style:writing-mode="lr-tb"/>
    </style:style>
    <style:style style:name="gr26" style:family="graphic">
      <style:graphic-properties svg:stroke-color="#000000" draw:fill-color="#eeeeee" draw:textarea-horizontal-align="justify" draw:textarea-vertical-align="middle" draw:auto-grow-height="false" fo:min-height="1.998cm" fo:min-width="3.881cm" style:run-through="foreground"/>
      <style:paragraph-properties style:writing-mode="lr-tb"/>
    </style:style>
    <style:style style:name="gr27" style:family="graphic">
      <style:graphic-properties svg:stroke-color="#000000" draw:fill-color="#eeeeee" draw:textarea-horizontal-align="justify" draw:textarea-vertical-align="middle" draw:auto-grow-height="false" fo:min-height="3.175cm" fo:min-width="3.713cm" style:run-through="foreground"/>
      <style:paragraph-properties style:writing-mode="lr-tb"/>
    </style:style>
    <style:style style:name="gr28" style:family="graphic">
      <style:graphic-properties svg:stroke-color="#000000" draw:fill-color="#cccccc" draw:textarea-horizontal-align="justify" draw:textarea-vertical-align="top" draw:auto-grow-height="false" fo:min-height="7.435cm" fo:min-width="4.314cm" style:run-through="foreground"/>
      <style:paragraph-properties style:writing-mode="lr-tb"/>
    </style:style>
    <style:style style:name="gr29" style:family="graphic">
      <style:graphic-properties svg:stroke-color="#000000" draw:fill-color="#eeeeee" draw:textarea-horizontal-align="justify" draw:textarea-vertical-align="middle" draw:auto-grow-height="false" fo:min-height="0.616cm" fo:min-width="3.126cm" style:run-through="foreground"/>
      <style:paragraph-properties style:writing-mode="lr-tb"/>
    </style:style>
    <style:style style:name="gr30" style:family="graphic">
      <style:graphic-properties svg:stroke-color="#000000" draw:fill-color="#eeeeee" draw:textarea-horizontal-align="justify" draw:textarea-vertical-align="middle" draw:auto-grow-height="false" fo:min-height="0.617cm" fo:min-width="3.126cm" style:run-through="foreground"/>
      <style:paragraph-properties style:writing-mode="lr-tb"/>
    </style:style>
    <style:style style:name="gr31" style:family="graphic">
      <style:graphic-properties svg:stroke-color="#000000" draw:fill-color="#eeeeee" draw:textarea-horizontal-align="justify" draw:textarea-vertical-align="middle" draw:auto-grow-height="false" fo:min-height="0.619cm" fo:min-width="3.127cm" style:run-through="foreground"/>
      <style:paragraph-properties style:writing-mode="lr-tb"/>
    </style:style>
    <style:style style:name="gr32" style:family="graphic">
      <style:graphic-properties draw:fill-color="#cfe7f5" draw:textarea-horizontal-align="justify" draw:textarea-vertical-align="middle" draw:auto-grow-height="false" fo:min-height="0.721cm" fo:min-width="2.955cm" style:run-through="foreground"/>
      <style:paragraph-properties style:writing-mode="lr-tb"/>
    </style:style>
    <style:style style:name="gr33" style:family="graphic">
      <style:graphic-properties draw:fill-color="#cfe7f5" draw:textarea-horizontal-align="justify" draw:textarea-vertical-align="middle" draw:auto-grow-height="false" fo:min-height="0.723cm" fo:min-width="2.955cm" style:run-through="foreground"/>
      <style:paragraph-properties style:writing-mode="lr-tb"/>
    </style:style>
    <style:style style:name="gr34" style:family="graphic">
      <style:graphic-properties svg:stroke-color="#000000" draw:fill-color="#cccccc" draw:textarea-horizontal-align="justify" draw:textarea-vertical-align="top" draw:auto-grow-height="false" fo:min-height="7.435cm" fo:min-width="4.316cm" style:run-through="foreground"/>
      <style:paragraph-properties style:writing-mode="lr-tb"/>
    </style:style>
    <style:style style:name="gr35" style:family="graphic">
      <style:graphic-properties svg:stroke-color="#000000" draw:fill-color="#eeeeee" draw:textarea-horizontal-align="justify" draw:textarea-vertical-align="middle" draw:auto-grow-height="false" fo:min-height="0.616cm" fo:min-width="3.124cm" style:run-through="foreground"/>
      <style:paragraph-properties style:writing-mode="lr-tb"/>
    </style:style>
    <style:style style:name="gr36" style:family="graphic">
      <style:graphic-properties svg:stroke-color="#000000" draw:fill-color="#eeeeee" draw:textarea-horizontal-align="justify" draw:textarea-vertical-align="middle" draw:auto-grow-height="false" fo:min-height="0.937cm" fo:min-width="3.126cm" style:run-through="foreground"/>
      <style:paragraph-properties style:writing-mode="lr-tb"/>
    </style:style>
    <style:style style:name="gr37" style:family="graphic">
      <style:graphic-properties svg:stroke-color="#000000" draw:fill-color="#eeeeee" draw:textarea-horizontal-align="justify" draw:textarea-vertical-align="middle" draw:auto-grow-height="false" fo:min-height="0.933cm" fo:min-width="3.131cm" style:run-through="foreground"/>
      <style:paragraph-properties style:writing-mode="lr-tb"/>
    </style:style>
    <style:style style:name="gr38" style:family="graphic">
      <style:graphic-properties svg:stroke-color="#000000" draw:fill-color="#cccccc" draw:textarea-horizontal-align="justify" draw:textarea-vertical-align="top" draw:auto-grow-height="false" fo:min-height="5.42cm" fo:min-width="11.566cm" style:run-through="foreground"/>
      <style:paragraph-properties style:writing-mode="lr-tb"/>
    </style:style>
    <style:style style:name="gr39" style:family="graphic">
      <style:graphic-properties svg:stroke-color="#000000" draw:fill-color="#cccccc" draw:textarea-horizontal-align="justify" draw:textarea-vertical-align="top" draw:auto-grow-height="false" fo:min-height="6.507cm" fo:min-width="14.995cm" style:run-through="foreground"/>
      <style:paragraph-properties style:writing-mode="lr-tb"/>
    </style:style>
    <style:style style:name="gr40" style:family="graphic">
      <style:graphic-properties svg:stroke-color="#000000" draw:fill-color="#cccccc" draw:textarea-horizontal-align="justify" draw:textarea-vertical-align="top" draw:auto-grow-height="false" fo:min-height="4.715cm" fo:min-width="2.947cm" style:run-through="foreground"/>
      <style:paragraph-properties style:writing-mode="lr-tb"/>
    </style:style>
    <style:style style:name="gr41" style:family="graphic">
      <style:graphic-properties draw:fill-color="#cfe7f5" draw:textarea-horizontal-align="justify" draw:textarea-vertical-align="middle" draw:auto-grow-height="false" fo:min-height="0.639cm" fo:min-width="0.743cm" style:run-through="foreground"/>
    </style:style>
    <style:style style:name="gr42" style:family="graphic">
      <style:graphic-properties draw:fill-color="#cfe7f5" draw:textarea-horizontal-align="justify" draw:textarea-vertical-align="middle" draw:auto-grow-height="false" fo:min-height="0.721cm" fo:min-width="2.956cm" style:run-through="foreground"/>
      <style:paragraph-properties style:writing-mode="lr-tb"/>
    </style:style>
    <style:style style:name="gr43" style:family="graphic">
      <style:graphic-properties draw:fill-color="#cfe7f5" draw:textarea-horizontal-align="justify" draw:textarea-vertical-align="middle" draw:auto-grow-height="false" fo:min-height="0.683cm" fo:min-width="2.955cm" style:run-through="foreground"/>
      <style:paragraph-properties style:writing-mode="lr-tb"/>
    </style:style>
    <style:style style:name="gr44" style:family="graphic">
      <style:graphic-properties draw:fill-color="#cfe7f5" draw:textarea-horizontal-align="justify" draw:textarea-vertical-align="middle" draw:auto-grow-height="false" fo:min-height="0.744cm" fo:min-width="0.769cm" style:run-through="foreground"/>
    </style:style>
    <style:style style:name="gr45" style:family="graphic">
      <style:graphic-properties svg:stroke-color="#000000" draw:fill-color="#eeeeee" draw:textarea-horizontal-align="justify" draw:textarea-vertical-align="middle" draw:auto-grow-height="false" fo:min-height="3.177cm" fo:min-width="3.773cm" style:run-through="foreground"/>
      <style:paragraph-properties style:writing-mode="lr-tb"/>
    </style:style>
    <style:style style:name="gr46" style:family="graphic">
      <style:graphic-properties svg:stroke-color="#000000" draw:fill-color="#eeeeee" draw:textarea-horizontal-align="justify" draw:textarea-vertical-align="middle" draw:auto-grow-height="false" fo:min-height="3.177cm" fo:min-width="3.122cm" style:run-through="foreground"/>
      <style:paragraph-properties style:writing-mode="lr-tb"/>
    </style:style>
    <style:style style:name="gr47" style:family="graphic">
      <style:graphic-properties svg:stroke-color="#000000" draw:fill-color="#eeeeee" draw:textarea-horizontal-align="justify" draw:textarea-vertical-align="top" draw:auto-grow-height="false" fo:min-height="4.47cm" fo:min-width="4.904cm" style:run-through="foreground"/>
      <style:paragraph-properties style:writing-mode="lr-tb"/>
    </style:style>
    <style:style style:name="gr48" style:family="graphic">
      <style:graphic-properties svg:stroke-color="#000000" draw:fill-color="#eeeeee" draw:textarea-horizontal-align="justify" draw:textarea-vertical-align="middle" draw:auto-grow-height="false" fo:min-height="1.864cm" fo:min-width="3.881cm" style:run-through="foreground"/>
      <style:paragraph-properties style:writing-mode="lr-tb"/>
    </style:style>
    <style:style style:name="gr49" style:family="graphic">
      <style:graphic-properties svg:stroke-color="#000000" draw:fill-color="#ffffff" draw:textarea-horizontal-align="justify" draw:textarea-vertical-align="middle" draw:auto-grow-height="false" fo:min-height="0.616cm" fo:min-width="3.854cm" style:run-through="foreground"/>
      <style:paragraph-properties style:writing-mode="lr-tb"/>
    </style:style>
    <style:style style:name="gr50" style:family="graphic">
      <style:graphic-properties svg:stroke-color="#000000" draw:fill-color="#eeeeee" draw:textarea-horizontal-align="justify" draw:textarea-vertical-align="middle" draw:auto-grow-height="false" fo:min-height="3.177cm" fo:min-width="3.715cm" style:run-through="foreground"/>
      <style:paragraph-properties style:writing-mode="lr-tb"/>
    </style:style>
    <style:style style:name="gr51" style:family="graphic">
      <style:graphic-properties draw:fill-color="#cfe7f5" draw:textarea-horizontal-align="justify" draw:textarea-vertical-align="middle" draw:auto-grow-height="false" fo:min-height="0.72cm" fo:min-width="2.956cm" style:run-through="foreground"/>
      <style:paragraph-properties style:writing-mode="lr-tb"/>
    </style:style>
    <style:style style:name="gr52" style:family="graphic">
      <style:graphic-properties draw:fill-color="#cfe7f5" draw:textarea-horizontal-align="justify" draw:textarea-vertical-align="middle" draw:auto-grow-height="false" fo:min-height="0.684cm" fo:min-width="2.955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General Principles</text:p>
      <text:p text:style-name="P16"/>
      <text:p text:style-name="Standard"><text:span text:style-name="T43">Th</text:span><text:span text:style-name="T46">is part of the documentation applies to the entire RobotEngine framework. It explains the different components of a</text:span><text:span text:style-name="T54">n</text:span><text:span text:style-name="T46"> application setup, the messages exchanged between tho</text:span><text:span text:style-name="T48">se components</text:span><text:span text:style-name="T46"> and different approaches for running each one of them.</text:span></text:p>
      <text:p text:style-name="Standard"><text:span text:style-name="T46"/></text:p>
      <text:p text:style-name="Standard"><text:span text:style-name="T46"/></text:p>
      <text:p text:style-name="Standard"><text:span text:style-name="T46"/></text:p>
      <text:p text:style-name="Standard"><text:span text:style-name="T46"/></text:p>
      <text:p text:style-name="Standard"><text:span text:style-name="T46"/></text:p>
      <text:p text:style-name="Standard"><text:span text:style-name="T46"/></text:p>
      <text:h text:style-name="P1" text:outline-level="1"><text:span text:style-name="T32">Reasons For </text:span><text:span text:style-name="T55">Us</text:span><text:span text:style-name="T32">ing</text:span><text:span text:style-name="T55"> This Framework</text:span></text:h>
      <text:list xml:id="list379280909" text:style-name="L8">
        <text:list-item>
          <text:p text:style-name="P60"><text:span text:style-name="T48">modularity</text:span></text:p>
          <text:list>
            <text:list-item>
              <text:p text:style-name="P60"><text:span text:style-name="T47">the same application logic </text:span><text:span text:style-name="T48">can be used </text:span><text:span text:style-name="T47">with different </text:span><text:span text:style-name="T48">robotic or virtual </text:span><text:span text:style-name="T47">a</text:span><text:span text:style-name="T48">gents</text:span></text:p>
            </text:list-item>
            <text:list-item>
              <text:p text:style-name="P59"><text:span text:style-name="T47">different application</text:span><text:span text:style-name="T48">s</text:span><text:span text:style-name="T47"> </text:span><text:span text:style-name="T48">can be used to control </text:span><text:span text:style-name="T47">t</text:span><text:span text:style-name="T48">he </text:span><text:span text:style-name="T47">same a</text:span><text:span text:style-name="T48">gent</text:span></text:p>
            </text:list-item>
          </text:list>
        </text:list-item>
        <text:list-item>
          <text:p text:style-name="P58">f<text:span text:style-name="T58">ocusing on the high-level interaction</text:span></text:p>
          <text:list>
            <text:list-item>
              <text:p text:style-name="P60"><text:span text:style-name="T48">control application is mostly independent of the specific agent's capabilities</text:span></text:p>
            </text:list-item>
            <text:list-item>
              <text:p text:style-name="P60"><text:span text:style-name="T48">control </text:span><text:span text:style-name="T47">a</text:span><text:span text:style-name="T48">pplication is completely independent</text:span><text:span text:style-name="T47"> of the programming language u</text:span><text:span text:style-name="T48">s</text:span><text:span text:style-name="T47">ed for the </text:span><text:span text:style-name="T48">specific </text:span><text:span text:style-name="T47">agent</text:span></text:p>
            </text:list-item>
          </text:list>
        </text:list-item>
        <text:list-item>
          <text:p text:style-name="P60"><text:span text:style-name="T47">l</text:span><text:span text:style-name="T48">ess implementation effort</text:span></text:p>
          <text:list>
            <text:list-item>
              <text:p text:style-name="P59"><text:span text:style-name="T47">only the interface between the RobotEngine and the given agent is adapted</text:span></text:p>
            </text:list-item>
            <text:list-item>
              <text:p text:style-name="P59"><text:span text:style-name="T47">helper functionality such as FIFO scheduling can be re-used with similar a</text:span><text:span text:style-name="T48">gents</text:span></text:p>
            </text:list-item>
          </text:list>
        </text:list-item>
      </text:list>
      <text:p text:style-name="P16"/>
      <text:h text:style-name="P3" text:outline-level="1"><text:span text:style-name="T56">H</text:span><text:span text:style-name="T57">ow Is The Messaging Protocol Structured</text:span><text:span text:style-name="T56">?</text:span></text:h>
      <text:p text:style-name="P17"/>
      <text:p text:style-name="P17"/>
      <text:p text:style-name="P17"/>
      <text:list xml:id="list2315353157" text:style-name="L1">
        <text:list-header>
          <text:p text:style-name="P18"><draw:g text:anchor-type="paragraph" draw:z-index="1" draw:style-name="gr1"><draw:custom-shape draw:name="Form1" draw:style-name="gr28" draw:text-style-name="P63" svg:width="4.315cm" svg:height="7.436cm" svg:x="11.583cm" svg:y="0.222cm"><text:p text:style-name="P62"><text:span text:style-name="T59"/></text:p><text:p text:style-name="P62"><text:span text:style-name="T59">Robot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29" draw:text-style-name="P67" svg:width="3.126cm" svg:height="0.616cm" svg:x="12.197cm" svg:y="1.806cm"><text:p text:style-name="P62"><text:span text:style-name="T60">TTS Engine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29" draw:text-style-name="P67" svg:width="3.126cm" svg:height="0.616cm" svg:x="12.171cm" svg:y="4.932cm"><text:p text:style-name="P62"><text:span text:style-name="T60">Servo Control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30" draw:text-style-name="P67" svg:width="3.126cm" svg:height="0.618cm" svg:x="12.171cm" svg:y="6.419cm"><text:p text:style-name="P62"><text:span text:style-name="T60">LED Control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31" draw:text-style-name="P67" svg:width="3.128cm" svg:height="0.62cm" svg:x="12.171cm" svg:y="3.316cm"><text:p text:style-name="P62"><text:span text:style-name="T60">Audio Player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2" draw:style-name="gr19" draw:text-style-name="P64" svg:width="3.375cm" svg:height="1.364cm" svg:x="8.211cm" svg:y="1.633cm"><text:p text:style-name="P65"><text:span text:style-name="T60">API Commands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32" draw:text-style-name="P64" svg:width="3.375cm" svg:height="1.442cm" svg:x="8.211cm" svg:y="3.764cm"><text:p text:style-name="P65"><text:span text:style-name="T60">Events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33" draw:text-style-name="P64" svg:width="3.375cm" svg:height="1.444cm" svg:x="8.211cm" svg:y="5.45cm"><text:p text:style-name="P65"><text:span text:style-name="T60">Sensor Data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19" draw:text-style-name="P64" svg:width="3.375cm" svg:height="1.364cm" svg:x="0.522cm" svg:y="1.633cm"><text:p text:style-name="P65"><text:span text:style-name="T60">CommandMessage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18" draw:text-style-name="P64" svg:width="3.375cm" svg:height="1.44cm" svg:x="0.522cm" svg:y="4.584cm"><text:p text:style-name="P65"><text:span text:style-name="T60">StatusMessage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1" draw:style-name="gr34" draw:text-style-name="P63" svg:width="4.317cm" svg:height="7.436cm" svg:x="3.896cm" svg:y="0.222cm"><text:p text:style-name="P62"><text:span text:style-name="T59"/></text:p><text:p text:style-name="P62"><text:span text:style-name="T59">RobotEngine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35" draw:text-style-name="P67" svg:width="3.125cm" svg:height="0.616cm" svg:x="4.464cm" svg:y="1.986cm"><text:p text:style-name="P62"><text:span text:style-name="T60">TTS Scheduler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36" draw:text-style-name="P67" svg:width="3.126cm" svg:height="0.937cm" svg:x="4.461cm" svg:y="3.672cm"><text:p text:style-name="P62"><text:span text:style-name="T60">Animation</text:span></text:p><text:p text:style-name="P62"><text:span text:style-name="T60">Scheduler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Form1" draw:style-name="gr37" draw:text-style-name="P67" svg:width="3.132cm" svg:height="0.934cm" svg:x="4.436cm" svg:y="5.725cm"><text:p text:style-name="P62"><text:span text:style-name="T60">Inverse</text:span></text:p><text:p text:style-name="P62"><text:span text:style-name="T60">Kinematics</text:span></text:p><draw:enhanced-geometry svg:viewBox="0 0 21600 21600" draw:glue-points="10800 0 0 10800 10800 21600 21600 10800" draw:type="flowchart-process" draw:enhanced-path="M 0 0 L 21600 0 21600 21600 0 21600 0 0 Z N"/></draw:custom-shape></draw:g></text:p>
        </text:list-header>
      </text:list>
      <text:h text:style-name="P4" text:outline-level="2"/>
      <text:h text:style-name="P4" text:outline-level="2">Basic Principles</text:h>
      <text:h text:style-name="P8" text:outline-level="3"><text:span text:style-name="T1">C</text:span>omponents</text:h>
      <text:list xml:id="list2520005523" text:style-name="L7">
        <text:list-item>
          <text:p text:style-name="P19"><text:span text:style-name="T11">C</text:span><text:span text:style-name="T12">ontrol Application</text:span></text:p>
          <text:list>
            <text:list-item>
              <text:p text:style-name="P22"><text:span text:style-name="T12">u</text:span><text:span text:style-name="T13">ser interface</text:span></text:p>
            </text:list-item>
            <text:list-item>
              <text:p text:style-name="P23"><text:span text:style-name="T12">high-level reasoning, </text:span><text:span text:style-name="T1">e.g. dialogue management or gaze target selection</text:span></text:p>
            </text:list-item>
            <text:list-item>
              <text:p text:style-name="P23"><text:span text:style-name="T35">as little robot-specific code</text:span><text:span text:style-name="T12"> as possible</text:span></text:p>
            </text:list-item>
          </text:list>
        </text:list-item>
        <text:list-item>
          <text:p text:style-name="P35"><text:span text:style-name="T1">R</text:span>obotEngine</text:p>
          <text:list>
            <text:list-item>
              <text:p text:style-name="P23"><text:span text:style-name="T12">translati</text:span><text:span text:style-name="T13">on of</text:span><text:span text:style-name="T12"> high-level commands to robot-specific API calls</text:span></text:p>
            </text:list-item>
            <text:list-item>
              <text:p text:style-name="P23"><text:span text:style-name="T12">helper functionality, e.g. FIFO command scheduling </text:span><text:span text:style-name="T13">or rotation angles for gaze</text:span><text:span text:style-name="T12"> </text:span></text:p>
            </text:list-item>
            <text:list-item>
              <text:p text:style-name="P37">no application logic</text:p>
            </text:list-item>
          </text:list>
        </text:list-item>
        <text:list-item>
          <text:p text:style-name="P19"><text:span text:style-name="T12">Robot </text:span><text:span text:style-name="T13">Software</text:span></text:p>
          <text:list>
            <text:list-item>
              <text:p text:style-name="P38">usually proprietary “blackbox” software</text:p>
            </text:list-item>
            <text:list-item>
              <text:p text:style-name="P37">provides API for low-level commands, e.g. text-to-speech output or servo motion</text:p>
            </text:list-item>
            <text:list-item>
              <text:p text:style-name="P38">no application logic</text:p>
            </text:list-item>
          </text:list>
        </text:list-item>
      </text:list>
      <text:h text:style-name="P9" text:outline-level="3"><text:span text:style-name="T1">Data Flow</text:span></text:h>
      <text:list xml:id="list173821894987572" text:continue-list="list2315353157" text:style-name="L1">
        <text:list-item>
          <text:p text:style-name="P24"><text:span text:style-name="T5">RobotEngine</text:span><text:span text:style-name="T1"> receives an action command from outside</text:span></text:p>
        </text:list-item>
        <text:list-item>
          <text:p text:style-name="P24"><text:span text:style-name="T5">RobotEngine</text:span><text:span text:style-name="T1"> translates the command to API calls for the specific robot</text:span></text:p>
        </text:list-item>
        <text:list-item>
          <text:p text:style-name="P25"><text:span text:style-name="T6">RobotEngine</text:span><text:span text:style-name="T12"> monitors the command execution on the robot</text:span></text:p>
        </text:list-item>
        <text:list-item>
          <text:p text:style-name="P24"><text:span text:style-name="T5">RobotEngine</text:span><text:span text:style-name="T1"> sends out status reports in order to inform the control application about the execution progress</text:span></text:p>
          <text:p text:style-name="P24"/>
        </text:list-item>
      </text:list>
      <text:h text:style-name="P7" text:outline-level="3"><text:soft-page-break/>Messaging Classes</text:h>
      <text:list xml:id="list173821353903629" text:continue-numbering="true" text:style-name="L1">
        <text:list-item>
          <text:p text:style-name="P20"><text:span text:style-name="T16">g</text:span>eneral</text:p>
          <text:list>
            <text:list-item>
              <text:p text:style-name="P26"><text:span text:style-name="T31">task ID allows for unambiguous mapping between the command and the associated status messages</text:span></text:p>
            </text:list-item>
            <text:list-item>
              <text:p text:style-name="P40"><text:span text:style-name="T31">canonical XML representation</text:span></text:p>
            </text:list-item>
          </text:list>
        </text:list-item>
        <text:list-item>
          <text:p text:style-name="P21"><text:span text:style-name="T16">C</text:span>ommandMessage</text:p>
          <text:list>
            <text:list-item>
              <text:p text:style-name="P41"><text:span text:style-name="T31">contains an incoming action command</text:span></text:p>
            </text:list-item>
            <text:list-item>
              <text:p text:style-name="P42">attributes</text:p>
              <text:list>
                <text:list-item>
                  <text:p text:style-name="P27"><text:span text:style-name="T1">unique task ID</text:span></text:p>
                </text:list-item>
                <text:list-item>
                  <text:p text:style-name="P27"><text:span text:style-name="T31">action type, e.g. “anim” or “speech”</text:span></text:p>
                </text:list-item>
                <text:list-item>
                  <text:p text:style-name="P43"><text:span text:style-name="T31">arbitrary list of parameters for executing the action</text:span></text:p>
                </text:list-item>
              </text:list>
            </text:list-item>
            <text:list-item>
              <text:p text:style-name="P44">e<text:span text:style-name="T31">xamples</text:span></text:p>
              <text:list>
                <text:list-item>
                  <text:p text:style-name="P28"><text:span text:style-name="T34">&lt;command </text:span><text:span text:style-name="T22">task</text:span><text:span text:style-name="T25">=</text:span><text:span text:style-name="T30">"N6::Sample_Anim::t0::u0"</text:span><text:span text:style-name="T34"> </text:span><text:span text:style-name="T22">type</text:span><text:span text:style-name="T25">=</text:span><text:span text:style-name="T30">"speech"</text:span><text:span text:style-name="T34"> </text:span><text:span text:style-name="T22">text</text:span><text:span text:style-name="T25">=</text:span><text:span text:style-name="T30">"N</text:span><text:span text:style-name="T28">ow</text:span><text:span text:style-name="T30"> I </text:span><text:span text:style-name="T28">am</text:span><text:span text:style-name="T30"> $</text:span><text:span text:style-name="T28">42</text:span><text:span text:style-name="T30"> s</text:span><text:span text:style-name="T28">miling</text:span><text:span text:style-name="T30">."</text:span><text:span text:style-name="T34">/&gt;</text:span></text:p>
                </text:list-item>
                <text:list-item>
                  <text:p text:style-name="P24"><text:span text:style-name="T34">&lt;command </text:span><text:span text:style-name="T22">task</text:span><text:span text:style-name="T25">=</text:span><text:span text:style-name="T30">"N6::Sample_Anim::t0::u0::b0"</text:span><text:span text:style-name="T34"> </text:span><text:span text:style-name="T22">type</text:span><text:span text:style-name="T25">=</text:span><text:span text:style-name="T30">"anim"</text:span><text:span text:style-name="T34"> </text:span><text:span text:style-name="T22">name</text:span><text:span text:style-name="T25">=</text:span><text:span text:style-name="T30">"F</text:span><text:span text:style-name="T28">ace</text:span><text:span text:style-name="T30">/happy"</text:span><text:span text:style-name="T34">/&gt;</text:span></text:p>
                </text:list-item>
                <text:list-item>
                  <text:p text:style-name="P10">&lt;command <text:span text:style-name="T20">task</text:span><text:span text:style-name="T23">=</text:span><text:span text:style-name="T26">"N6::Sample_LED::t1::u0::b0"</text:span> <text:span text:style-name="T20">type</text:span><text:span text:style-name="T23">=</text:span><text:span text:style-name="T26">"led"</text:span> <text:span text:style-name="T20">color</text:span><text:span text:style-name="T23">=</text:span><text:span text:style-name="T26">"yellow"</text:span> <text:span text:style-name="T20">side</text:span><text:span text:style-name="T23">=</text:span><text:span text:style-name="T26">"left"</text:span>/&gt;</text:p>
                </text:list-item>
              </text:list>
            </text:list-item>
          </text:list>
        </text:list-item>
        <text:list-item>
          <text:p text:style-name="P36"><text:span text:style-name="T16">StatusMessage</text:span></text:p>
          <text:list>
            <text:list-item>
              <text:p text:style-name="P47">contains an outgoing status report</text:p>
            </text:list-item>
            <text:list-item>
              <text:p text:style-name="P45">a<text:span text:style-name="T36">ttributes</text:span></text:p>
              <text:list>
                <text:list-item>
                  <text:p text:style-name="P24"><text:span text:style-name="T1">task ID of the associated command</text:span></text:p>
                </text:list-item>
                <text:list-item>
                  <text:p text:style-name="P48">current statur of the command execution, e.g. “<text:span text:style-name="T1">finished” or “bookmark”</text:span></text:p>
                </text:list-item>
                <text:list-item>
                  <text:p text:style-name="P46"><text:span text:style-name="T36">arbitrary list of details regarding the execution progress</text:span></text:p>
                </text:list-item>
              </text:list>
            </text:list-item>
            <text:list-item>
              <text:p text:style-name="P45">e<text:span text:style-name="T36">xamples</text:span></text:p>
              <text:list>
                <text:list-item>
                  <text:p text:style-name="P10">&lt;status <text:span text:style-name="T20">task</text:span><text:span text:style-name="T23">=</text:span><text:span text:style-name="T26">"N6::Sample_Anim::t0::u0"</text:span> <text:span text:style-name="T20">status</text:span><text:span text:style-name="T23">=</text:span><text:span text:style-name="T26">"bookmark"</text:span> <text:span text:style-name="T20">id</text:span><text:span text:style-name="T23">=</text:span><text:span text:style-name="T26">"0"</text:span>/&gt;</text:p>
                </text:list-item>
                <text:list-item>
                  <text:p text:style-name="P11">&lt;status <text:span text:style-name="T20">task</text:span><text:span text:style-name="T23">=</text:span><text:span text:style-name="T26">"N6::Sample_Anim::t0::u0::b0"</text:span> <text:span text:style-name="T20">status</text:span><text:span text:style-name="T23">=</text:span><text:span text:style-name="T26">"finished"</text:span>/&gt;</text:p>
                </text:list-item>
                <text:list-item>
                  <text:p text:style-name="P29"><text:span text:style-name="T33">&lt;status </text:span><text:span text:style-name="T21">task</text:span><text:span text:style-name="T24">=</text:span><text:span text:style-name="T29">"N2::Sample_</text:span><text:span text:style-name="T27">Reset</text:span><text:span text:style-name="T29">::t</text:span><text:span text:style-name="T27">1</text:span><text:span text:style-name="T29">::u0::b0"</text:span><text:span text:style-name="T33"> </text:span><text:span text:style-name="T21">status</text:span><text:span text:style-name="T24">=</text:span><text:span text:style-name="T29">"rejected"</text:span><text:span text:style-name="T33"> </text:span><text:span text:style-name="T21">reason</text:span><text:span text:style-name="T24">=</text:span><text:span text:style-name="T29">"file not found"</text:span><text:span text:style-name="T33">/&gt;</text:span></text:p>
                </text:list-item>
              </text:list>
            </text:list-item>
          </text:list>
        </text:list-item>
      </text:list>
      <text:h text:style-name="P2" text:outline-level="1">How Is The RobotEngine Used?</text:h>
      <text:h text:style-name="P5" text:outline-level="2"><text:span text:style-name="T37">Variant A: UDP </text:span><text:span text:style-name="T41">C</text:span><text:span text:style-name="T37">onnection To An External Control Application</text:span></text:h>
      <text:list xml:id="list2527507613" text:style-name="L2">
        <text:list-item>
          <text:p text:style-name="P12"><text:span text:style-name="T49">sample</text:span><text:span text:style-name="T50"> </text:span><text:span text:style-name="T51">RobotEngine </text:span><text:span text:style-name="T52">application </text:span><text:span text:style-name="T53">provided for most </text:span><text:span text:style-name="T51">programming </text:span><text:span text:style-name="T53">languages</text:span></text:p>
          <text:list>
            <text:list-item>
              <text:p text:style-name="P30"><text:span text:style-name="T38">starts a </text:span><text:span text:style-name="T3">Message</text:span><text:span text:style-name="T7">Server</text:span><text:span text:style-name="T38"> for receiving commands </text:span></text:p>
            </text:list-item>
            <text:list-item>
              <text:p text:style-name="P30"><text:span text:style-name="T38">usually also accepts XML commands via console input</text:span></text:p>
            </text:list-item>
          </text:list>
        </text:list-item>
        <text:list-item>
          <text:p text:style-name="P31"><text:span text:style-name="T37">application configuration file</text:span></text:p>
          <text:list>
            <text:list-item>
              <text:p text:style-name="P32"><text:span text:style-name="T37">provided to the RobotEngine application as a starting argument</text:span></text:p>
            </text:list-item>
            <text:list-item>
              <text:p text:style-name="P31"><text:span text:style-name="T37">general parameters</text:span></text:p>
              <text:list>
                <text:list-item>
                  <text:p text:style-name="P32"><text:span text:style-name="T3">engine config</text:span><text:span text:style-name="T18">: path to a file with robot-specific configuration parameters</text:span></text:p>
                </text:list-item>
                <text:list-item>
                  <text:p text:style-name="P49"><text:span text:style-name="T3">local IP: </text:span><text:span text:style-name="T10">address of the machine running the RobotEngine application</text:span></text:p>
                </text:list-item>
                <text:list-item>
                  <text:p text:style-name="P32"><text:span text:style-name="T3">local </text:span><text:span text:style-name="T8">p</text:span><text:span text:style-name="T3">ort</text:span><text:span text:style-name="T18">: port on which the udp server listens for commands</text:span></text:p>
                </text:list-item>
                <text:list-item>
                  <text:p text:style-name="P30"><text:span text:style-name="T4">b</text:span><text:span text:style-name="T8">uffer size:</text:span><text:span text:style-name="T39"> number of bytes for receiving and sending UDP messages</text:span></text:p>
                </text:list-item>
              </text:list>
            </text:list-item>
            <text:list-item>
              <text:p text:style-name="P32"><text:span text:style-name="T37">implementation-specific parameters</text:span></text:p>
              <text:list>
                <text:list-item>
                  <text:p text:style-name="P31"><text:span text:style-name="T3">engine class</text:span><text:span text:style-name="T18">: name of the RobotEngine child class for the robot in question, e.g. for use in a Java application</text:span></text:p>
                </text:list-item>
                <text:list-item>
                  <text:p text:style-name="P30"><text:span text:style-name="T4">w</text:span><text:span text:style-name="T8">indow size:</text:span><text:span text:style-name="T39"> size of the window displaying a virtual agent, e.g. the Klappmaul</text:span></text:p>
                </text:list-item>
              </text:list>
            </text:list-item>
          </text:list>
        </text:list-item>
      </text:list>
      <text:p text:style-name="P50"/>
      <text:p text:style-name="P50"/>
      <text:p text:style-name="P51"><draw:g text:anchor-type="paragraph" draw:z-index="0" draw:style-name="gr1"><draw:custom-shape draw:name="Form1" draw:style-name="gr38" draw:text-style-name="P63" svg:width="11.567cm" svg:height="5.421cm" svg:x="1.401cm" svg:y="0.46cm"><text:p text:style-name="P62"><text:span text:style-name="T59"/></text:p><text:p text:style-name="P62"><text:span text:style-name="T59">RobotEngine Applicatio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39" draw:text-style-name="P63" svg:width="14.996cm" svg:height="6.508cm" svg:x="1.371cm" svg:y="6.879cm"><text:p text:style-name="P62"><text:span text:style-name="T59"/></text:p><text:p text:style-name="P62"><text:span text:style-name="T59">Control Applicatio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0" draw:text-style-name="P63" svg:width="2.948cm" svg:height="4.716cm" svg:x="13.404cm" svg:y="0.901cm"><text:p text:style-name="P62"><text:span text:style-name="T59"/></text:p><text:p text:style-name="P62"><text:span text:style-name="T59">Robot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2" draw:style-name="gr41" draw:text-style-name="P64" svg:width="1.059cm" svg:height="1.366cm" svg:x="12.346cm" svg:y="2.312cm"><text:p/><draw:enhanced-geometry svg:viewBox="0 0 21600 21600" draw:mirror-horizontal="false" draw:mirror-vertical="false" draw:text-areas="0 ?f0 ?f5 ?f2" draw:type="right-arrow" draw:modifiers="7799.00166389351 5748.8372093023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42" draw:text-style-name="P64" svg:width="3.377cm" svg:height="1.442cm" svg:x="5.846cm" svg:y="3.61cm"><text:p text:style-name="P65"><text:span text:style-name="T60">StatusMessag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43" draw:text-style-name="P64" svg:width="3.377cm" svg:height="1.364cm" draw:transform="rotate (0.000174532925199433) translate (5.84552777777778cm 2.24719444444444cm)"><text:p text:style-name="P65"><text:span text:style-name="T60">CommandMessage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44" draw:text-style-name="P64" svg:width="1.117cm" svg:height="1.444cm" svg:x="12.288cm" svg:y="3.676cm"><text:p/><draw:enhanced-geometry svg:viewBox="0 0 21600 21600" draw:mirror-horizontal="false" draw:mirror-vertical="false" draw:text-areas="?f7 ?f0 21600 ?f2" draw:type="left-arrow" draw:modifiers="13082.6498422713 5228.3618581907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1" draw:style-name="gr45" draw:text-style-name="P66" svg:width="3.774cm" svg:height="3.178cm" svg:x="2.075cm" svg:y="2.056cm"><text:p text:style-name="P62"><text:span text:style-name="T59">MessageServ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6" draw:text-style-name="P66" svg:width="3.123cm" svg:height="3.178cm" svg:x="9.22cm" svg:y="2.056cm"><text:p text:style-name="P62"><text:span text:style-name="T59">RobotEngin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7" draw:text-style-name="P67" svg:width="4.904cm" svg:height="4.47cm" svg:x="10.838cm" svg:y="8.316cm"><text:p text:style-name="P62"><text:span text:style-name="T60"/></text:p><text:p text:style-name="P62"><text:span text:style-name="T60">Nonverbal Behavi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8" draw:text-style-name="P67" svg:width="3.881cm" svg:height="1.865cm" svg:x="6.516cm" svg:y="8.316cm"><text:p text:style-name="P62"><text:span text:style-name="T60">Dialog Plann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9" draw:text-style-name="P68" svg:width="3.855cm" svg:height="0.616cm" svg:x="11.397cm" svg:y="9.662cm"><text:p text:style-name="P62"><text:span text:style-name="T60">Blinkin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9" draw:text-style-name="P68" svg:width="3.855cm" svg:height="0.616cm" svg:x="11.397cm" svg:y="10.659cm"><text:p text:style-name="P62"><text:span text:style-name="T60">Gaz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49" draw:text-style-name="P68" svg:width="3.855cm" svg:height="0.616cm" svg:x="11.397cm" svg:y="11.684cm"><text:p text:style-name="P62"><text:span text:style-name="T60">Facial Expressio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6" draw:text-style-name="P67" svg:width="3.881cm" svg:height="1.999cm" svg:x="6.486cm" svg:y="10.77cm"><text:p text:style-name="P62"><text:span text:style-name="T60">User Input</text:span></text:p><text:p text:style-name="P62"><text:span text:style-name="T60">Handlin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50" draw:text-style-name="P66" svg:width="3.716cm" svg:height="3.178cm" svg:x="2.075cm" svg:y="8.611cm"><text:p text:style-name="P62"><text:span text:style-name="T59">MessageClient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3" draw:style-name="gr51" draw:text-style-name="P64" svg:width="3.377cm" svg:height="1.44cm" draw:transform="rotate (1.5707963267949) translate (4.05870833333333cm 8.60601388888889cm)"><text:p text:style-name="P65"><text:span text:style-name="T60">StatusMessag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52" draw:text-style-name="P64" svg:width="3.377cm" svg:height="1.366cm" draw:transform="rotate (1.5709708597201) translate (2.56293055555556cm 8.61130555555556cm)"><text:p text:style-name="P65"><text:span text:style-name="T60">CommandMessage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51"/>
      <text:list xml:id="list173822456755348" text:continue-numbering="true" text:style-name="L2">
        <text:list-item>
          <text:p text:style-name="P52"><text:soft-page-break/>c<text:span text:style-name="T40">an sometimes be installed directly on the robot</text:span></text:p>
          <text:list>
            <text:list-item>
              <text:p text:style-name="P53">e.<text:span text:style-name="T40">g. a Python script that is launched automatically or via SSH</text:span></text:p>
            </text:list-item>
            <text:list-item>
              <text:p text:style-name="P33"><text:span text:style-name="T40">e.g. an Urbi module loaded when the robot starts</text:span></text:p>
            </text:list-item>
          </text:list>
        </text:list-item>
      </text:list>
      <text:p text:style-name="P54"/>
      <text:p text:style-name="P54"/>
      <text:p text:style-name="P54"><draw:g text:anchor-type="paragraph" draw:z-index="2" draw:style-name="gr1"><draw:custom-shape draw:name="Form1" draw:style-name="gr14" draw:text-style-name="P63" svg:width="14.994cm" svg:height="6.719cm" svg:x="1.371cm" svg:y="0.69cm"><text:p text:style-name="P62"><text:span text:style-name="T59"/></text:p><text:p text:style-name="P62"><text:span text:style-name="T59">Robot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5" draw:text-style-name="P69" svg:width="10.907cm" svg:height="4.911cm" svg:x="1.784cm" svg:y="2.189cm"><text:p text:style-name="P62"><text:span text:style-name="T59"/></text:p><text:p text:style-name="P62"><text:span text:style-name="T59">RobotEngine Modul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6" draw:text-style-name="P63" svg:width="14.994cm" svg:height="6.506cm" svg:x="1.371cm" svg:y="8.409cm"><text:p text:style-name="P62"><text:span text:style-name="T59"/></text:p><text:p text:style-name="P62"><text:span text:style-name="T59">Control Applicatio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2" draw:style-name="gr17" draw:text-style-name="P64" svg:width="2.58cm" svg:height="1.364cm" svg:x="12.346cm" svg:y="3.842cm"><text:p/><draw:enhanced-geometry svg:viewBox="0 0 21600 21600" draw:mirror-horizontal="false" draw:mirror-vertical="false" draw:text-areas="0 ?f0 ?f5 ?f2" draw:type="right-arrow" draw:modifiers="14203.1442241969 5972.093023255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18" draw:text-style-name="P64" svg:width="3.375cm" svg:height="1.44cm" svg:x="5.846cm" svg:y="5.14cm"><text:p text:style-name="P65"><text:span text:style-name="T60">StatusMessag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19" draw:text-style-name="P64" svg:width="3.375cm" svg:height="1.364cm" draw:transform="rotate (0.000174532925199433) translate (5.84552777777778cm 3.77925cm)"><text:p text:style-name="P65"><text:span text:style-name="T60">CommandMessage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20" draw:text-style-name="P64" svg:width="2.638cm" svg:height="1.442cm" svg:x="12.288cm" svg:y="5.206cm"><text:p/><draw:enhanced-geometry svg:viewBox="0 0 21600 21600" draw:mirror-horizontal="false" draw:mirror-vertical="false" draw:text-areas="?f7 ?f0 21600 ?f2" draw:type="left-arrow" draw:modifiers="8114.4385026738 5914.91442542787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1" draw:style-name="gr21" draw:text-style-name="P66" svg:width="3.772cm" svg:height="3.176cm" svg:x="2.078cm" svg:y="3.586cm"><text:p text:style-name="P62"><text:span text:style-name="T59">MessageServ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2" draw:text-style-name="P66" svg:width="3.121cm" svg:height="3.176cm" svg:x="9.22cm" svg:y="3.586cm"><text:p text:style-name="P62"><text:span text:style-name="T59">RobotEngin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3" draw:text-style-name="P67" svg:width="4.903cm" svg:height="4.47cm" svg:x="10.838cm" svg:y="9.845cm"><text:p text:style-name="P62"><text:span text:style-name="T60"/></text:p><text:p text:style-name="P62"><text:span text:style-name="T60">Nonverbal Behavi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4" draw:text-style-name="P67" svg:width="3.88cm" svg:height="1.865cm" svg:x="6.516cm" svg:y="9.845cm"><text:p text:style-name="P62"><text:span text:style-name="T60">Dialogue Plann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5" draw:text-style-name="P68" svg:width="3.853cm" svg:height="0.616cm" svg:x="11.397cm" svg:y="11.19cm"><text:p text:style-name="P62"><text:span text:style-name="T60">Blinkin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5" draw:text-style-name="P68" svg:width="3.853cm" svg:height="0.616cm" svg:x="11.397cm" svg:y="12.187cm"><text:p text:style-name="P62"><text:span text:style-name="T60">Gaz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5" draw:text-style-name="P68" svg:width="3.853cm" svg:height="0.616cm" svg:x="11.397cm" svg:y="13.212cm"><text:p text:style-name="P62"><text:span text:style-name="T60">Facial Expressio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6" draw:text-style-name="P67" svg:width="3.881cm" svg:height="1.999cm" svg:x="6.486cm" svg:y="12.298cm"><text:p text:style-name="P62"><text:span text:style-name="T60">User Input</text:span></text:p><text:p text:style-name="P62"><text:span text:style-name="T60">Handlin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27" draw:text-style-name="P66" svg:width="3.714cm" svg:height="3.176cm" svg:x="2.078cm" svg:y="10.139cm"><text:p text:style-name="P62"><text:span text:style-name="T59">MessageClient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3" draw:style-name="gr18" draw:text-style-name="P64" svg:width="3.375cm" svg:height="1.44cm" draw:transform="rotate (1.5707963267949) translate (4.05870833333333cm 10.1353055555556cm)"><text:p text:style-name="P65"><text:span text:style-name="T60">StatusMessag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19" draw:text-style-name="P64" svg:width="3.375cm" svg:height="1.364cm" draw:transform="rotate (1.5709708597201) translate (2.56293055555556cm 10.1388333333333cm)"><text:p text:style-name="P65"><text:span text:style-name="T60">CommandMessage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54"/>
      <text:p text:style-name="P54"/>
      <text:p text:style-name="P54"/>
      <text:list xml:id="list173822279196283" text:continue-numbering="true" text:style-name="L2">
        <text:list-item>
          <text:p text:style-name="P33"><text:span text:style-name="T40">can connect to any control application which uses the same messaging protocol</text:span></text:p>
          <text:list>
            <text:list-item>
              <text:p text:style-name="P34"><text:span text:style-name="T17">e.g. the Java class </text:span><text:span text:style-name="T2">de.kmj.robots.controlApp.DefaultControlApp</text:span><text:span text:style-name="T3">lication</text:span></text:p>
            </text:list-item>
            <text:list-item>
              <text:p text:style-name="P31"><text:span text:style-name="T9">e.</text:span><text:span text:style-name="T14">g.</text:span><text:span text:style-name="T9"> </text:span><text:span text:style-name="T14">a matching </text:span><text:span text:style-name="T15">Executor </text:span><text:span text:style-name="T14">loaded into</text:span><text:span text:style-name="T15"> Visual SceneMaker</text:span></text:p>
            </text:list-item>
          </text:list>
        </text:list-item>
      </text:list>
      <text:h text:style-name="P6" text:outline-level="2">Variant B: embedded directly into the control application</text:h>
      <text:list xml:id="list173821721914536" text:continue-numbering="true" text:style-name="L2">
        <text:list-item>
          <text:p text:style-name="P57">possible use cases</text:p>
          <text:list>
            <text:list-item>
              <text:p text:style-name="P13"><text:span text:style-name="T45">s</text:span><text:span text:style-name="T44">elf-contained</text:span><text:span text:style-name="T45"> Wizard-of-Oz interface</text:span></text:p>
            </text:list-item>
            <text:list-item>
              <text:p text:style-name="P13"><text:span text:style-name="T45">animations editor</text:span></text:p>
            </text:list-item>
          </text:list>
        </text:list-item>
        <text:list-item>
          <text:p text:style-name="P55"><text:span text:style-name="T42">RobotEngine API</text:span></text:p>
          <text:list>
            <text:list-item>
              <text:p text:style-name="P57">command execution</text:p>
              <text:list>
                <text:list-item>
                  <text:p text:style-name="P14"><text:span text:style-name="T44">create a CommandMessage</text:span></text:p>
                  <text:list>
                    <text:list-item>
                      <text:p text:style-name="P14"><text:span text:style-name="T44">unique task ID</text:span></text:p>
                    </text:list-item>
                    <text:list-item>
                      <text:p text:style-name="P14"><text:span text:style-name="T44">appropriate action type</text:span></text:p>
                    </text:list-item>
                  </text:list>
                </text:list-item>
                <text:list-item>
                  <text:p text:style-name="P14"><text:span text:style-name="T44">add parameters</text:span></text:p>
                </text:list-item>
                <text:list-item>
                  <text:p text:style-name="P15"><text:span text:style-name="T45">c</text:span><text:span text:style-name="T44">all </text:span><text:span text:style-name="T45">execute() </text:span><text:span text:style-name="T44">method </text:span><text:span text:style-name="T45">o</text:span><text:span text:style-name="T44">f the RobotEngine</text:span></text:p>
                </text:list-item>
              </text:list>
            </text:list-item>
            <text:list-item>
              <text:p text:style-name="P15"><text:span text:style-name="T45">status h</text:span><text:span text:style-name="T46">andling</text:span></text:p>
              <text:list>
                <text:list-item>
                  <text:p text:style-name="P14"><text:span text:style-name="T45">e.</text:span><text:span text:style-name="T44">g. </text:span><text:span text:style-name="T46">make the surrounding application </text:span><text:span text:style-name="T44">implement StatusMessageHandler interface and </text:span><text:span text:style-name="T46">register it as a listener</text:span></text:p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39"><draw:g text:anchor-type="paragraph" draw:z-index="3" draw:style-name="gr1"><draw:custom-shape draw:name="Form1" draw:style-name="gr2" draw:text-style-name="P63" svg:width="14.997cm" svg:height="7.187cm" svg:x="0.944cm" svg:y="2.667cm"><text:p text:style-name="P62"><text:span text:style-name="T59"/></text:p><text:p text:style-name="P62"><text:span text:style-name="T59">Control Applicatio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3" draw:text-style-name="P63" svg:width="14.923cm" svg:height="1.408cm" svg:x="1.004cm" svg:y="-0.004cm"><text:p text:style-name="P62"><text:span text:style-name="T59"/></text:p><text:p text:style-name="P62"><text:span text:style-name="T59">Robot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2" draw:style-name="gr4" draw:text-style-name="P64" svg:width="3.148cm" svg:height="1.368cm" draw:transform="rotate (1.5707963267949) translate (12.0755833333333cm 4.54906944444444cm)"><text:p/><draw:enhanced-geometry svg:viewBox="0 0 21600 21600" draw:mirror-horizontal="false" draw:mirror-vertical="false" draw:text-areas="0 ?f0 ?f5 ?f2" draw:type="right-arrow" draw:modifiers="15534.0807174888 5490.5806451612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5" draw:text-style-name="P64" svg:width="3.38cm" svg:height="1.442cm" draw:transform="rotate (1.5707963267949) translate (13.4249583333333cm 8.96584722222222cm)"><text:p text:style-name="P65"><text:span text:style-name="T60">StatusMessage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2" draw:style-name="gr6" draw:text-style-name="P64" svg:width="3.38cm" svg:height="1.366cm" draw:transform="rotate (1.5707963267949) translate (12.0579444444444cm 8.96584722222222cm)"><text:p text:style-name="P65"><text:span text:style-name="T60">CommandMessage</text:span></text:p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3" draw:style-name="gr7" draw:text-style-name="P64" svg:width="3.148cm" svg:height="1.444cm" draw:transform="rotate (1.5707963267949) translate (13.4390694444444cm 4.54906944444444cm)"><text:p/><draw:enhanced-geometry svg:viewBox="0 0 21600 21600" draw:mirror-horizontal="false" draw:mirror-vertical="false" draw:text-areas="?f7 ?f0 21600 ?f2" draw:type="left-arrow" draw:modifiers="5242.60089686099 5063.7362637362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Form1" draw:style-name="gr8" draw:text-style-name="P66" svg:width="3.795cm" svg:height="1.04cm" svg:x="11.587cm" svg:y="4.549cm"><text:p text:style-name="P62"><text:span text:style-name="T59">RobotEngin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9" draw:text-style-name="P67" svg:width="5.441cm" svg:height="4.472cm" svg:x="5.632cm" svg:y="4.577cm"><text:p text:style-name="P62"><text:span text:style-name="T60"/></text:p><text:p text:style-name="P62"><text:span text:style-name="T60">Autonomous Behavi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0" draw:text-style-name="P67" svg:width="3.514cm" svg:height="4.472cm" svg:x="1.62cm" svg:y="4.579cm"><text:p text:style-name="P62"><text:span text:style-name="T60">Wizard GU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1" draw:text-style-name="P68" svg:width="4.282cm" svg:height="0.616cm" svg:x="6.162cm" svg:y="6.919cm"><text:p text:style-name="P62"><text:span text:style-name="T60">Gaz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2" draw:text-style-name="P68" svg:width="4.282cm" svg:height="0.618cm" svg:x="6.162cm" svg:y="7.944cm"><text:p text:style-name="P62"><text:span text:style-name="T60">Facial Expressio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Form1" draw:style-name="gr13" draw:text-style-name="P68" svg:width="4.292cm" svg:height="0.616cm" svg:x="6.149cm" svg:y="5.921cm"><text:p text:style-name="P62"><text:span text:style-name="T60">Blinking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4T14:30:21.238000000</meta:creation-date>
    <dc:date>2022-02-14T17:37:32.468000000</dc:date>
    <meta:editing-duration>PT3H29M55S</meta:editing-duration>
    <meta:editing-cycles>27</meta:editing-cycles>
    <meta:generator>LibreOffice/6.3.6.2$Windows_X86_64 LibreOffice_project/2196df99b074d8a661f4036fca8fa0cbfa33a497</meta:generator>
    <meta:document-statistic meta:table-count="0" meta:image-count="0" meta:object-count="0" meta:page-count="6" meta:paragraph-count="92" meta:word-count="658" meta:character-count="4355" meta:non-whitespace-character-count="3866"/>
  </office:meta>
</office:document-meta>
</file>